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/>
    <style:font-face style:name="Raghindi" svg:font-family="Raghindi" style:font-family-generic="roman"/>
    <style:font-face style:name="FreeSans2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Use_5f_Case_5f_Specification" style:display-name="Use_Case_Specification" style:family="table">
      <style:table-properties style:width="6.9271in" fo:margin-left="0in" table:align="left"/>
    </style:style>
    <style:style style:name="Use_5f_Case_5f_Specification.A" style:display-name="Use_Case_Specification.A" style:family="table-column">
      <style:table-column-properties style:column-width="2in"/>
    </style:style>
    <style:style style:name="Use_5f_Case_5f_Specification.B" style:display-name="Use_Case_Specification.B" style:family="table-column">
      <style:table-column-properties style:column-width="4.9271in"/>
    </style:style>
    <style:style style:name="Use_5f_Case_5f_Specification.A1" style:display-name="Use_Case_Specification.A1" style:family="table-cell">
      <style:table-cell-properties fo:padding="0.0382in" fo:border="none"/>
    </style:style>
    <style:style style:name="Flow_5f_Of_5f_Events" style:display-name="Flow_Of_Events" style:family="table">
      <style:table-properties style:width="6.925in" table:align="margins"/>
    </style:style>
    <style:style style:name="Flow_5f_Of_5f_Events.A" style:display-name="Flow_Of_Events.A" style:family="table-column">
      <style:table-column-properties style:column-width="3.4625in" style:rel-column-width="32768*"/>
    </style:style>
    <style:style style:name="Flow_5f_Of_5f_Events.B" style:display-name="Flow_Of_Events.B" style:family="table-column">
      <style:table-column-properties style:column-width="3.4625in" style:rel-column-width="32767*"/>
    </style:style>
    <style:style style:name="Flow_5f_Of_5f_Events.A1" style:display-name="Flow_Of_Events.A1" style:family="table-cell">
      <style:table-cell-properties fo:padding="0.0382in" fo:border="none"/>
    </style:style>
    <style:style style:name="P1" style:family="paragraph" style:parent-style-name="Standard">
      <style:text-properties officeooo:rsid="00217cd5" officeooo:paragraph-rsid="00217cd5"/>
    </style:style>
    <style:style style:name="P2" style:family="paragraph" style:parent-style-name="Standard">
      <style:text-properties officeooo:rsid="00217cd5" officeooo:paragraph-rsid="00290d3a"/>
    </style:style>
    <style:style style:name="P3" style:family="paragraph" style:parent-style-name="Standard">
      <style:text-properties fo:font-size="12pt" fo:font-weight="normal" officeooo:rsid="0021898b" officeooo:paragraph-rsid="00290d3a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bold" officeooo:rsid="0021898b" officeooo:paragraph-rsid="00290d3a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217cd5" officeooo:paragraph-rsid="00217cd5" style:font-size-asian="14pt" style:font-weight-asian="bold" style:font-size-complex="16pt" style:font-weight-complex="bold"/>
    </style:style>
    <style:style style:name="P6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officeooo:rsid="001fee20" officeooo:paragraph-rsid="001fee20"/>
    </style:style>
    <style:style style:name="P7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style:font-name="Liberation Sans" officeooo:rsid="001fee20" officeooo:paragraph-rsid="001fee20"/>
    </style:style>
    <style:style style:name="P8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style:font-name="Liberation Sans" officeooo:rsid="001fee20" officeooo:paragraph-rsid="002778cf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style:font-name="Liberation Sans" officeooo:rsid="001fee20" officeooo:paragraph-rsid="001fee20"/>
    </style:style>
    <style:style style:name="P10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style:font-name="Liberation Sans" fo:font-weight="bold" officeooo:rsid="001fee20" officeooo:paragraph-rsid="001fee20" style:font-weight-asian="bold" style:font-weight-complex="bold"/>
    </style:style>
    <style:style style:name="P11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fo:color="#000000" style:font-name="Liberation Sans" officeooo:rsid="001f1ffa" officeooo:paragraph-rsid="002778cf"/>
    </style:style>
    <style:style style:name="P12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fo:color="#000000" style:font-name="Liberation Sans" officeooo:rsid="001fee20" officeooo:paragraph-rsid="002778cf"/>
    </style:style>
    <style:style style:name="P13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fo:color="#000000" style:font-name="Liberation Sans" officeooo:rsid="001fee20" officeooo:paragraph-rsid="002f7106"/>
    </style:style>
    <style:style style:name="P14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fo:color="#000000" style:font-name="Liberation Sans" fo:font-weight="bold" officeooo:rsid="001f1ffa" officeooo:paragraph-rsid="001f1ffa" style:font-weight-asian="bold" style:font-weight-complex="bold"/>
    </style:style>
    <style:style style:name="P15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fo:color="#000000" style:font-name="Liberation Sans" fo:font-weight="bold" officeooo:rsid="001f1ffa" officeooo:paragraph-rsid="00259cf2" style:font-weight-asian="bold" style:font-weight-complex="bold"/>
    </style:style>
    <style:style style:name="P16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fo:color="#000000" style:font-name="Liberation Sans" fo:font-weight="bold" officeooo:rsid="001fee20" officeooo:paragraph-rsid="001fee20" style:font-weight-asian="bold" style:font-weight-complex="bold"/>
    </style:style>
    <style:style style:name="P17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3.2291in"/>
        </style:tab-stops>
      </style:paragraph-properties>
      <style:text-properties fo:font-size="16pt" fo:font-weight="bold" officeooo:rsid="001fee20" officeooo:paragraph-rsid="001fee20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3.2291in"/>
        </style:tab-stops>
      </style:paragraph-properties>
      <style:text-properties fo:font-size="16pt" fo:font-weight="bold" officeooo:rsid="001fee20" officeooo:paragraph-rsid="00290d3a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3.2291in"/>
        </style:tab-stops>
      </style:paragraph-properties>
      <style:text-properties fo:font-size="12pt" fo:font-style="normal" fo:font-weight="normal" officeooo:rsid="001fee20" officeooo:paragraph-rsid="001fee20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3.2291in"/>
        </style:tab-stops>
      </style:paragraph-properties>
      <style:text-properties fo:font-size="12pt" fo:font-style="normal" fo:font-weight="normal" officeooo:rsid="001fee20" officeooo:paragraph-rsid="00290d3a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3.2291in"/>
        </style:tab-stops>
      </style:paragraph-properties>
      <style:text-properties fo:font-size="12pt" fo:font-style="normal" fo:font-weight="normal" officeooo:rsid="00217cd5" officeooo:paragraph-rsid="00290d3a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master-page-name="">
      <style:paragraph-properties fo:margin-left="0in" fo:margin-right="0in" fo:line-height="100%" fo:text-indent="0in" style:auto-text-indent="false" style:page-number="auto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style:font-name="Liberation Sans" officeooo:paragraph-rsid="002778cf"/>
    </style:style>
    <style:style style:name="P23" style:family="paragraph" style:parent-style-name="Standard" style:master-page-name="">
      <style:paragraph-properties fo:margin-left="0in" fo:margin-right="0in" fo:line-height="100%" fo:text-indent="0in" style:auto-text-indent="false" style:page-number="auto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style:font-name="Liberation Sans" fo:font-weight="bold" officeooo:rsid="001f1ffa" officeooo:paragraph-rsid="001f1ffa" style:font-weight-asian="bold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officeooo:rsid="001f1ffa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officeooo:rsid="00217cd5"/>
    </style:style>
    <style:style style:name="T5" style:family="text">
      <style:text-properties officeooo:rsid="00290d3a"/>
    </style:style>
    <style:style style:name="T6" style:family="text">
      <style:text-properties officeooo:rsid="002f7106"/>
    </style:style>
    <style:style style:name="T7" style:family="text">
      <style:text-properties officeooo:rsid="00320c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Use_Case_Specification" table:style-name="Use_5f_Case_5f_Specification">
        <table:table-column table:style-name="Use_5f_Case_5f_Specification.A"/>
        <table:table-column table:style-name="Use_5f_Case_5f_Specification.B"/>
        <table:table-row>
          <table:table-cell table:style-name="Use_5f_Case_5f_Specification.A1" office:value-type="string">
            <text:p text:style-name="P23">Use case:</text:p>
          </table:table-cell>
          <table:table-cell table:style-name="Use_5f_Case_5f_Specification.A1" office:value-type="string">
            <text:p text:style-name="P22"><text:span text:style-name="T1">User </text:span><text:span text:style-name="T2">searching through transcribed documents</text:span></text:p>
          </table:table-cell>
        </table:table-row>
        <table:table-row>
          <table:table-cell table:style-name="Use_5f_Case_5f_Specification.A1" office:value-type="string">
            <text:p text:style-name="P14">Actors:</text:p>
          </table:table-cell>
          <table:table-cell table:style-name="Use_5f_Case_5f_Specification.A1" office:value-type="string">
            <text:p text:style-name="P11">Primary school child</text:p>
          </table:table-cell>
        </table:table-row>
        <table:table-row>
          <table:table-cell table:style-name="Use_5f_Case_5f_Specification.A1" office:value-type="string">
            <text:p text:style-name="P14">Purpose:</text:p>
          </table:table-cell>
          <table:table-cell table:style-name="Use_5f_Case_5f_Specification.A1" office:value-type="string">
            <text:p text:style-name="P11">Return to the user search results based on the input (query) they provide.</text:p>
          </table:table-cell>
        </table:table-row>
        <table:table-row>
          <table:table-cell table:style-name="Use_5f_Case_5f_Specification.A1" office:value-type="string">
            <text:p text:style-name="P15">Overview:</text:p>
          </table:table-cell>
          <table:table-cell table:style-name="Use_5f_Case_5f_Specification.A1" office:value-type="string">
            <text:p text:style-name="P13">The user inputs a <text:span text:style-name="T6">s</text:span>tring. The <text:span text:style-name="T6">s</text:span>ystem then queries the string against a database and returns the relevant documents back to the user. On completion the user will be presented with a list of documents that <text:s/>match the string they input to the system.</text:p>
          </table:table-cell>
        </table:table-row>
        <table:table-row>
          <table:table-cell table:style-name="Use_5f_Case_5f_Specification.A1" office:value-type="string">
            <text:p text:style-name="P16">Type:</text:p>
          </table:table-cell>
          <table:table-cell table:style-name="Use_5f_Case_5f_Specification.A1" office:value-type="string">
            <text:p text:style-name="P12">Essential</text:p>
          </table:table-cell>
        </table:table-row>
        <table:table-row>
          <table:table-cell table:style-name="Use_5f_Case_5f_Specification.A1" office:value-type="string">
            <text:p text:style-name="P16">Preconditions:</text:p>
          </table:table-cell>
          <table:table-cell table:style-name="Use_5f_Case_5f_Specification.A1" office:value-type="string">
            <text:p text:style-name="P12">Database mu<text:span text:style-name="T7">st</text:span> exist. Database must hold relevant documents.</text:p>
          </table:table-cell>
        </table:table-row>
        <table:table-row>
          <table:table-cell table:style-name="Use_5f_Case_5f_Specification.A1" office:value-type="string">
            <text:p text:style-name="P16">Postconditions:</text:p>
          </table:table-cell>
          <table:table-cell table:style-name="Use_5f_Case_5f_Specification.A1" office:value-type="string">
            <text:p text:style-name="P12">User must be presented with documents that match the string they input.</text:p>
          </table:table-cell>
        </table:table-row>
        <table:table-row>
          <table:table-cell table:style-name="Use_5f_Case_5f_Specification.A1" office:value-type="string">
            <text:p text:style-name="P10">Special requirements:</text:p>
          </table:table-cell>
          <table:table-cell table:style-name="Use_5f_Case_5f_Specification.A1" office:value-type="string">
            <text:p text:style-name="P8"><text:span text:style-name="T5">The </text:span>user must <text:span text:style-name="T5">receive the</text:span> <text:span text:style-name="T6">s</text:span>ystem response within 10 seconds.</text:p>
          </table:table-cell>
        </table:table-row>
      </table:table>
      <text:p text:style-name="P7"/>
      <text:p text:style-name="P7"/>
      <text:p text:style-name="P9"><text:span text:style-name="T3">Flow of Events </text:span><text:tab/></text:p>
      <text:p text:style-name="P6"/>
      <table:table table:name="Flow_Of_Events" table:style-name="Flow_5f_Of_5f_Events">
        <table:table-column table:style-name="Flow_5f_Of_5f_Events.A"/>
        <table:table-column table:style-name="Flow_5f_Of_5f_Events.B"/>
        <table:table-row>
          <table:table-cell table:style-name="Flow_5f_Of_5f_Events.A1" office:value-type="string">
            <text:p text:style-name="P17">Actor Action</text:p>
          </table:table-cell>
          <table:table-cell table:style-name="Flow_5f_Of_5f_Events.A1" office:value-type="string">
            <text:p text:style-name="P18">System Response</text:p>
          </table:table-cell>
        </table:table-row>
        <table:table-row>
          <table:table-cell table:style-name="Flow_5f_Of_5f_Events.A1" office:value-type="string">
            <text:p text:style-name="P20">1. This use case begins when the user desires to <text:span text:style-name="T4">search through Aberdeenshire historical records dating between 1398 and 1511.</text:span></text:p>
          </table:table-cell>
          <table:table-cell table:style-name="Flow_5f_Of_5f_Events.A1" office:value-type="string">
            <text:p text:style-name="P17"/>
          </table:table-cell>
        </table:table-row>
        <table:table-row>
          <table:table-cell table:style-name="Flow_5f_Of_5f_Events.A1" office:value-type="string">
            <text:p text:style-name="P2">2. The user provides the search engine</text:p>
            <text:p text:style-name="P21">with a string (name, <text:span text:style-name="T6">document </text:span>ID, location etc.)<text:tab/></text:p>
          </table:table-cell>
          <table:table-cell table:style-name="Flow_5f_Of_5f_Events.A1" office:value-type="string">
            <text:p text:style-name="P19"/>
          </table:table-cell>
        </table:table-row>
        <table:table-row>
          <table:table-cell table:style-name="Flow_5f_Of_5f_Events.A1" office:value-type="string">
            <text:p text:style-name="P1"/>
          </table:table-cell>
          <table:table-cell table:style-name="Flow_5f_Of_5f_Events.A1" office:value-type="string">
            <text:p text:style-name="P2">3.The <text:span text:style-name="T6">input </text:span>string<text:span text:style-name="T6"> </text:span>is queried against a the database and a <text:span text:style-name="T6">relevant</text:span> list of documents, with an extract of each of the text surrounding the users queried string is returned to the user.</text:p>
          </table:table-cell>
        </table:table-row>
      </table:table>
      <text:p text:style-name="P1"/>
      <text:p text:style-name="P1"/>
      <text:p text:style-name="P5">Alternate Flow of Events</text:p>
      <text:p text:style-name="P1"/>
      <text:p text:style-name="P4"><text:span text:style-name="T6">Step</text:span> 3: </text:p>
      <text:p text:style-name="P3"><text:span text:style-name="T5"><text:tab/>- I</text:span>nvalid string (contains illegal characters).</text:p>
      <text:p text:style-name="P3"><text:span text:style-name="T5"><text:tab/><text:tab/>I</text:span>ndicate error <text:span text:style-name="T5">and</text:span> <text:span text:style-name="T5">r</text:span>eturn to step 2.</text:p>
      <text:p text:style-name="P3"><text:tab/>- <text:span text:style-name="T5">The input s</text:span>tring <text:span text:style-name="T5">is</text:span> not <text:span text:style-name="T5">found in any of the documents</text:span></text:p>
      <text:p text:style-name="P3"><text:span text:style-name="T5"><text:tab/><text:tab/>I</text:span>ndicate error <text:span text:style-name="T5">and</text:span> <text:span text:style-name="T5">r</text:span>eturn to step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roman"/>
    <style:font-face style:name="Raghindi" svg:font-family="Raghindi" style:font-family-generic="roman"/>
    <style:font-face style:name="FreeSans2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13:20:47.840580674</meta:creation-date>
    <dc:date>2016-10-10T11:50:17.156424269</dc:date>
    <meta:editing-duration>PT1H5M27S</meta:editing-duration>
    <meta:editing-cycles>9</meta:editing-cycles>
    <meta:generator>LibreOffice/5.2.2.2.0$Linux_X86_64 LibreOffice_project/20m0$Build-2</meta:generator>
    <meta:document-statistic meta:table-count="2" meta:image-count="0" meta:object-count="0" meta:page-count="1" meta:paragraph-count="29" meta:word-count="219" meta:character-count="1323" meta:non-whitespace-character-count="1122"/>
  </office:meta>
</office:document-meta>
</file>